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IA_NMyrr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Je me rappelle la première fois que j’ai pris la mer. C’est à ce moment que j’ai commencé ma carrière de médecin itinérante.</text:p>
          </table:table-cell>
          <table:table-cell office:value-type="string" calcext:value-type="string">
            <text:p>See if beautfu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J’avais rejoins la guilde des marins en tant que marchande pour vendre des remèdes à travers le monde.</text:p>
          </table:table-cell>
          <table:table-cell office:value-type="string" calcext:value-type="string">
            <text:p>It is dangero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al</text:p>
          </table:table-cell>
          <table:table-cell office:value-type="string" calcext:value-type="string">
            <text:p>La mer était mon alliée. Et aujourd’hui, elle cherche ma mort.</text:p>
          </table:table-cell>
          <table:table-cell office:value-type="string" calcext:value-type="string">
            <text:p>It is the begining of a long journe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Melodyyy 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e vent devient fort et la mer devient houleu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Une tempête 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al</text:p>
          </table:table-cell>
          <table:table-cell office:value-type="string" calcext:value-type="string">
            <text:p>Sûrement, mais je penses que celle-là est différente. Tu le sens toi aussi 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al</text:p>
          </table:table-cell>
          <table:table-cell office:value-type="string" calcext:value-type="string">
            <text:p>Oui, je peux le sentir. On va accoster sur l’île la plus proch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a barre me résiste ! Qu’est-ce qu’il se passe ?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C’est quoi ces créatures ?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Melody, cours vite chercher ton épée 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Oui !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23:02:57.3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23:08:32.090000000</dc:date>
    <meta:editing-duration>PT6H59M11S</meta:editing-duration>
    <meta:editing-cycles>15</meta:editing-cycles>
    <meta:generator>LibreOffice/7.2.2.2$Windows_X86_64 LibreOffice_project/02b2acce88a210515b4a5bb2e46cbfb63fe97d56</meta:generator>
    <meta:document-statistic meta:table-count="1" meta:cell-count="33" meta:object-count="0"/>
  </office:meta>
</office:document-meta>
</file>